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11" style:family="table-cell" style:parent-style-name="Default" style:data-style-name="N37"/>
    <style:style style:name="ce12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Vout=Vref( 1+R31/R30)+ Iadj*R31</text:p>
          </table:table-cell>
          <table:table-cell table:style-name="ce4" table:number-columns-repeated="2"/>
          <table:table-cell table:style-name="ce4" office:value-type="string">
            <text:p>5V</text:p>
          </table:table-cell>
          <table:table-cell table:style-name="ce8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office:value-type="string">
            <text:p>Vout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9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2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9"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9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adj</text:p>
          </table:table-cell>
          <table:table-cell table:style-name="ce5" office:value-type="float" office:value="0.00008">
            <text:p>8.00E-005</text:p>
          </table:table-cell>
          <table:table-cell table:style-name="ce7" table:number-columns-repeated="2"/>
          <table:table-cell table:style-name="ce10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1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dj</text:p>
          </table:table-cell>
          <table:table-cell table:style-name="ce6" office:value-type="float" office:value="0.00008">
            <text:p>8.00E-005</text:p>
          </table:table-cell>
          <table:table-cell table:number-columns-repeated="2"/>
          <table:table-cell table:style-name="ce6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I2C pullup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LDAC driv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in</text:p>
          </table:table-cell>
          <table:table-cell office:value-type="float" office:value="4.8">
            <text:p>4.8</text:p>
          </table:table-cell>
          <table:table-cell office:value-type="string">
            <text:p>Vout</text:p>
          </table:table-cell>
          <table:table-cell table:formula="of:=[.B73]*0.7" office:value-type="float" office:value="3.36">
            <text:p>3.36</text:p>
          </table:table-cell>
          <table:table-cell table:number-columns-repeated="6"/>
        </table:table-row>
        <table:table-row table:style-name="ro1">
          <table:table-cell office:value-type="string">
            <text:p>R</text:p>
          </table:table-cell>
          <table:table-cell office:value-type="float" office:value="4.7">
            <text:p>4.7</text:p>
          </table:table-cell>
          <table:table-cell office:value-type="string">
            <text:p>R</text:p>
          </table:table-cell>
          <table:table-cell table:formula="of:=(([.B73]/[.D73])-1)*[.B74]" office:value-type="float" office:value="2.01428571428571">
            <text:p>2.01428571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B74]*[.B73]/([.B74]+[.D74])" office:value-type="float" office:value="3.36">
            <text:p>3.36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valu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+</text:p>
          </table:table-cell>
          <table:table-cell office:value-type="string">
            <text:p>V-</text:p>
          </table:table-cell>
          <table:table-cell office:value-type="string">
            <text:p>V+-V-</text:p>
          </table:table-cell>
          <table:table-cell office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>
            <text:p>max voltage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f:=[.B85]-[.C85]" office:value-type="float" office:value="1.8">
            <text:p>1.8</text:p>
          </table:table-cell>
          <table:table-cell office:value-type="float" office:value="4096">
            <text:p>4096</text:p>
          </table:table-cell>
          <table:table-cell table:number-columns-repeated="5"/>
        </table:table-row>
        <table:table-row table:style-name="ro1">
          <table:table-cell office:value-type="string">
            <text:p>min voltag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formula="of:=[.B86]-[.C86]" office:value-type="float" office:value="-1.8">
            <text:p>-1.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delta</text:p>
          </table:table-cell>
          <table:table-cell table:number-columns-repeated="2"/>
          <table:table-cell table:formula="of:=[.D85]-[.D86]" office:value-type="float" office:value="3.6">
            <text:p>3.6</text:p>
          </table:table-cell>
          <table:table-cell table:formula="of:=[.E85]-[.E86]" office:value-type="float" office:value="4096">
            <text:p>4096</text:p>
          </table:table-cell>
          <table:table-cell office:value-type="string">
            <text:p>1lsb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87]/[.E87]*1000" office:value-type="float" office:value="0.87890625">
            <text:p>0.87890625</text:p>
          </table:table-cell>
          <table:table-cell office:value-type="string">
            <text:p>[mV]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Vbias </text:p>
          </table:table-cell>
          <table:table-cell table:number-columns-repeated="9"/>
        </table:table-row>
        <table:table-row table:style-name="ro2">
          <table:table-cell office:value-type="string">
            <text:p>Vin </text:p>
          </table:table-cell>
          <table:table-cell office:value-type="float" office:value="76.5">
            <text:p>76.5</text:p>
          </table:table-cell>
          <table:table-cell office:value-type="string">
            <text:p>[V]</text:p>
          </table:table-cell>
          <table:table-cell table:number-columns-repeated="7"/>
        </table:table-row>
        <table:table-row table:style-name="ro2">
          <table:table-cell office:value-type="string">
            <text:p>Vmax</text:p>
          </table:table-cell>
          <table:table-cell table:formula="of:=[.B93]-1.5" office:value-type="float" office:value="75">
            <text:p>75</text:p>
          </table:table-cell>
          <table:table-cell office:value-type="string">
            <text:p>[V]</text:p>
          </table:table-cell>
          <table:table-cell office:value-type="string">
            <text:p>Vdd</text:p>
          </table:table-cell>
          <table:table-cell office:value-type="float" office:value="4.5">
            <text:p>4.5</text:p>
          </table:table-cell>
          <table:table-cell table:number-columns-repeated="5"/>
        </table:table-row>
        <table:table-row table:style-name="ro2">
          <table:table-cell office:value-type="string">
            <text:p>Vset</text:p>
          </table:table-cell>
          <table:table-cell table:formula="of:=[.B94]/30" office:value-type="float" office:value="2.5">
            <text:p>2.5</text:p>
          </table:table-cell>
          <table:table-cell office:value-type="string">
            <text:p>[V]</text:p>
          </table:table-cell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atio</text:p>
          </table:table-cell>
          <table:table-cell table:number-columns-repeated="4"/>
        </table:table-row>
        <table:table-row table:style-name="ro2">
          <table:table-cell office:value-type="string">
            <text:p>Vdac</text:p>
          </table:table-cell>
          <table:table-cell table:formula="of:=[.B95]/[.F96]" office:value-type="float" office:value="3.54166666666667">
            <text:p>3.5416666667</text:p>
          </table:table-cell>
          <table:table-cell/>
          <table:table-cell office:value-type="string">
            <text:p>R19</text:p>
          </table:table-cell>
          <table:table-cell office:value-type="float" office:value="2.4">
            <text:p>2.4</text:p>
          </table:table-cell>
          <table:table-cell table:formula="of:=[.E96]/([.E96]+[.E95])" office:value-type="float" office:value="0.705882352941176">
            <text:p>0.7058823529</text:p>
          </table:table-cell>
          <table:table-cell table:number-columns-repeated="4"/>
        </table:table-row>
        <table:table-row table:style-name="ro1">
          <table:table-cell office:value-type="string">
            <text:p>DAC</text:p>
          </table:table-cell>
          <table:table-cell table:formula="of:=INT([.B96]/[.E94]*4096)" office:value-type="float" office:value="3223">
            <text:p>3223</text:p>
          </table:table-cell>
          <table:table-cell table:formula="of:=DEC2HEX([.B97];4)" office:value-type="string" office:string-value="0C97">
            <text:p>0C97</text:p>
          </table:table-cell>
          <table:table-cell table:number-columns-repeated="7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version </text:p>
          </table:table-cell>
          <table:table-cell table:style-name="ce11" office:value-type="string">
            <text:p>2.1.5</text:p>
          </table:table-cell>
          <table:table-cell office:value-type="string">
            <text:p>15 July 2016</text:p>
          </table:table-cell>
          <table:table-cell office:value-type="string">
            <text:p>added R17 Vbias</text:p>
          </table:table-cell>
          <table:table-cell/>
        </table:table-row>
        <table:table-row table:style-name="ro1">
          <table:table-cell office:value-type="string">
            <text:p>version </text:p>
          </table:table-cell>
          <table:table-cell table:style-name="ce11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no pict</text:p>
          </table:table-cell>
          <table:table-cell office:value-type="string">
            <text:p>Place 200 ohm on position R17 ( max bias output)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 <text:s/>and the anode of the zener diode.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12" office:value-type="string">
            <text:p>Pict solamp_v2_1_v5c</text:p>
          </table:table-cell>
          <table:table-cell table:style-name="ce12" office:value-type="string">
            <text:p>is old, <text:s/>Vout+ and Vout- are exchanged in respect to the instructions. </text:p>
          </table:table-cell>
          <table:table-cell table:style-name="ce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7/15/2016</text:date>, <text:time>19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7-15T19:56:23.60</dc:date>
    <dc:creator>Wim Beaumont</dc:creator>
    <meta:editing-duration>P3DT14H50M17S</meta:editing-duration>
    <meta:editing-cycles>34</meta:editing-cycles>
    <meta:generator>OpenOffice/4.1.1$Win32 OpenOffice.org_project/411m6$Build-9775</meta:generator>
    <meta:printed-by>Wim Beaumont</meta:printed-by>
    <meta:print-date>2016-06-14T16:34:21.12</meta:print-date>
    <meta:document-statistic meta:table-count="3" meta:cell-count="281" meta:object-count="0"/>
  </office:meta>
</office:document-meta>
</file>